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1b406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1b4062" officeooo:paragraph-rsid="001b406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b4062" officeooo:paragraph-rsid="001c626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b4062" officeooo:paragraph-rsid="001c626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b4062" officeooo:paragraph-rsid="001b406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b4062" officeooo:paragraph-rsid="001c626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paragraph-rsid="001c626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weight="bold" officeooo:rsid="001b4062" officeooo:paragraph-rsid="001c626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font-weight="bold" officeooo:rsid="001b4062" officeooo:paragraph-rsid="001b406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officeooo:rsid="001b4062" officeooo:paragraph-rsid="001b4062" style:font-size-asian="12pt" style:font-style-asian="normal" style:font-weight-asian="normal" style:font-size-complex="12pt" style:font-weight-complex="normal" style:text-emphasize="none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officeooo:rsid="001b4062" officeooo:paragraph-rsid="001c6264" style:font-size-asian="12pt" style:font-style-asian="normal" style:font-weight-asian="normal" style:font-size-complex="12pt" style:font-weight-complex="normal" style:text-emphasize="none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bold" officeooo:rsid="001b4062" officeooo:paragraph-rsid="001c6264" style:font-size-asian="12pt" style:font-style-asian="normal" style:font-weight-asian="bold" style:font-size-complex="12pt" style:font-weight-complex="bold" style:text-emphasize="none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bold" officeooo:rsid="001b4062" officeooo:paragraph-rsid="001b4062" style:font-size-asian="12pt" style:font-style-asian="normal" style:font-weight-asian="bold" style:font-size-complex="12pt" style:font-weight-complex="bold" style:text-emphasize="none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font-weight="bold" officeooo:rsid="001b4062" officeooo:paragraph-rsid="001b4062" style:font-size-asian="16pt" style:font-weight-asian="bold" style:font-size-complex="16pt" style:font-weight-complex="bold"/>
    </style:style>
    <style:style style:name="T1" style:family="text">
      <style:text-properties fo:font-weight="normal" officeooo:rsid="001b4062" style:font-weight-asian="normal" style:font-weight-complex="normal"/>
    </style:style>
    <style:style style:name="T2" style:family="text">
      <style:text-properties fo:font-weight="normal" officeooo:rsid="001c6264" style:font-weight-asian="normal" style:font-weight-complex="normal"/>
    </style:style>
    <style:style style:name="T3" style:family="text">
      <style:text-properties style:text-outline="false" style:text-line-through-style="none" fo:font-style="normal" fo:text-shadow="none" style:text-underline-style="none" fo:font-weight="normal" officeooo:rsid="001b4062" style:font-style-asian="normal" style:font-weight-asian="normal" style:font-weight-complex="normal" style:text-emphasize="none"/>
    </style:style>
    <style:style style:name="T4" style:family="text">
      <style:text-properties style:text-outline="false" style:text-line-through-style="none" fo:font-style="normal" fo:text-shadow="none" style:text-underline-style="none" fo:font-weight="normal" officeooo:rsid="001c6264" style:font-style-asian="normal" style:font-weight-asian="normal" style:font-weight-complex="normal" style:text-emphasize="none"/>
    </style:style>
    <style:style style:name="T5" style:family="text">
      <style:text-properties officeooo:rsid="001c6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perimental Rocket Fuel</text:p>
      <text:p text:style-name="P9"/>
      <text:p text:style-name="P9">Fuel <text:span text:style-name="T5">Test </text:span>One</text:p>
      <text:p text:style-name="P2">Fuel/Oxy</text:p>
      <text:p text:style-name="P5"><text:tab/>fuel: Gasoline, Polystyrene</text:p>
      <text:p text:style-name="P5"><text:tab/>oxy: <text:span text:style-name="T5">N/A</text:span></text:p>
      <text:p text:style-name="P1"><text:span text:style-name="T1"><text:tab/>ratio: </text:span><text:span text:style-name="T3">Enough Gasoline to thicken Polysyrene, no </text:span><text:span text:style-name="T4">specific</text:span><text:span text:style-name="T3"> ratio used</text:span></text:p>
      <text:p text:style-name="P13">Mold:</text:p>
      <text:p text:style-name="P10"><text:tab/>mold: 1"x12" PVC</text:p>
      <text:p text:style-name="P10"><text:tab/>data formed: 8/14</text:p>
      <text:p text:style-name="P10"><text:tab/>date removed: <text:span text:style-name="T5">N/A</text:span></text:p>
      <text:p text:style-name="P12">Notes:</text:p>
      <text:p text:style-name="P11"><text:span text:style-name="T5"><text:tab/>Abandoned due to the fact that the gain formed an airtight seal in the PVC pipe keeping the bottom 90% from drying</text:span></text:p>
      <text:p text:style-name="P4"><text:span text:style-name="T5"/></text:p>
      <text:p text:style-name="P8"><text:span text:style-name="T5">Fuel Test Two</text:span></text:p>
      <text:p text:style-name="P3">Fuel/Oxy</text:p>
      <text:p text:style-name="P6"><text:tab/>fuel: Gasoline, Polystyrene</text:p>
      <text:p text:style-name="P6"><text:tab/>oxy: <text:span text:style-name="T5">Atmospheric </text:span>Oxygen</text:p>
      <text:p text:style-name="P7"><text:span text:style-name="T1"><text:tab/>ratio: </text:span><text:span text:style-name="T3">Enough Gasoline to thicken Polysyrene, no </text:span><text:span text:style-name="T4">specific</text:span><text:span text:style-name="T3"> ratio used</text:span></text:p>
      <text:p text:style-name="P12">Mold:</text:p>
      <text:p text:style-name="P11"><text:tab/>mold: <text:span text:style-name="T5">flattened using roller until about 5mm thick, a day later, was rolled into tube</text:span></text:p>
      <text:p text:style-name="P11"><text:tab/>data formed: <text:span text:style-name="T5">8/26</text:span></text:p>
      <text:p text:style-name="P11"><text:tab/>date removed: <text:span text:style-name="T5">8/29</text:span></text:p>
      <text:p text:style-name="P12"><text:span text:style-name="T5">Notes:</text:span></text:p>
      <text:p text:style-name="P11"><text:span text:style-name="T5"><text:tab/>Fuel gain burnt! Need much more oxy for the grain to burn inside out and for more combustion inside the combustion cha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53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0.4.2$Windows_x86 LibreOffice_project/9e9821abd0ffdbc09cd8c52eaa574fa09eb08f2</meta:generator>
    <dc:date>2013-09-01T12:56:23.43</dc:date>
    <meta:document-statistic meta:table-count="0" meta:image-count="0" meta:object-count="0" meta:page-count="1" meta:paragraph-count="23" meta:word-count="120" meta:character-count="729" meta:non-whitespace-character-count="618"/>
    <meta:user-defined meta:name="Info 1"/>
    <meta:user-defined meta:name="Info 2"/>
    <meta:user-defined meta:name="Info 3"/>
    <meta:user-defined meta:name="Info 4"/>
  </office:meta>
</office:document-meta>
</file>